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78c8" officeooo:paragraph-rsid="000678c8"/>
    </style:style>
    <style:style style:name="P2" style:family="paragraph" style:parent-style-name="Standard">
      <style:text-properties officeooo:rsid="000678c8" officeooo:paragraph-rsid="000dfe9d"/>
    </style:style>
    <style:style style:name="P3" style:family="paragraph" style:parent-style-name="Standard">
      <style:text-properties officeooo:rsid="000678c8" officeooo:paragraph-rsid="0007fed8"/>
    </style:style>
    <style:style style:name="P4" style:family="paragraph" style:parent-style-name="Standard">
      <style:text-properties officeooo:rsid="0007fed8" officeooo:paragraph-rsid="0007fed8"/>
    </style:style>
    <style:style style:name="P5" style:family="paragraph" style:parent-style-name="Standard">
      <style:text-properties officeooo:rsid="000b2fdd" officeooo:paragraph-rsid="000b2fdd"/>
    </style:style>
    <style:style style:name="P6" style:family="paragraph" style:parent-style-name="Standard">
      <style:text-properties officeooo:rsid="00092699" officeooo:paragraph-rsid="00092699"/>
    </style:style>
    <style:style style:name="P7" style:family="paragraph" style:parent-style-name="Standard">
      <style:text-properties officeooo:rsid="000c5c9b" officeooo:paragraph-rsid="001040d1"/>
    </style:style>
    <style:style style:name="P8" style:family="paragraph" style:parent-style-name="Standard">
      <style:text-properties officeooo:rsid="000dfe9d" officeooo:paragraph-rsid="000dfe9d"/>
    </style:style>
    <style:style style:name="P9" style:family="paragraph" style:parent-style-name="Standard">
      <style:text-properties officeooo:rsid="000f5db2" officeooo:paragraph-rsid="000f5db2"/>
    </style:style>
    <style:style style:name="P10" style:family="paragraph" style:parent-style-name="Standard">
      <style:text-properties officeooo:rsid="0011c806" officeooo:paragraph-rsid="0011c806"/>
    </style:style>
    <style:style style:name="P11" style:family="paragraph" style:parent-style-name="Standard">
      <style:text-properties officeooo:rsid="00139e97" officeooo:paragraph-rsid="00139e97"/>
    </style:style>
    <style:style style:name="P12" style:family="paragraph" style:parent-style-name="Standard">
      <style:text-properties officeooo:rsid="00139e97" officeooo:paragraph-rsid="00092699"/>
    </style:style>
    <style:style style:name="T1" style:family="text">
      <style:text-properties officeooo:rsid="000b81fe"/>
    </style:style>
    <style:style style:name="T2" style:family="text">
      <style:text-properties officeooo:rsid="000cdcbc"/>
    </style:style>
    <style:style style:name="T3" style:family="text">
      <style:text-properties officeooo:rsid="000dfe9d"/>
    </style:style>
    <style:style style:name="T4" style:family="text">
      <style:text-properties officeooo:rsid="000f5db2"/>
    </style:style>
    <style:style style:name="T5" style:family="text">
      <style:text-properties officeooo:rsid="0010094c"/>
    </style:style>
    <style:style style:name="T6" style:family="text">
      <style:text-properties officeooo:rsid="001040d1"/>
    </style:style>
    <style:style style:name="T7" style:family="text">
      <style:text-properties officeooo:rsid="0011c806"/>
    </style:style>
    <style:style style:name="T8" style:family="text">
      <style:text-properties officeooo:rsid="00139e97"/>
    </style:style>
    <style:style style:name="T9" style:family="text">
      <style:text-properties officeooo:rsid="001713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PV </text:p>
      <text:p text:style-name="P9">right graphs</text:p>
      <text:p text:style-name="P2"><text:span text:style-name="T3">The graphs on the right</text:span> shows us an overlay of the full results of the Monte Carlo model of the decision options <text:span text:style-name="T3">implementing a tax or not</text:span>, <text:span text:style-name="T3">means the expected net present value and the comparison shows what the goverment will spent for each option. We cannot see significant differences because the distribution is very broad spreaded </text:span><text:span text:style-name="T4">due</text:span><text:span text:style-name="T3"> a lot of uncertainty. </text:span></text:p>
      <text:p text:style-name="P8"/>
      <text:p text:style-name="P2"/>
      <text:p text:style-name="P3"><text:span text:style-name="T4">Left graph</text:span>:</text:p>
      <text:p text:style-name="P9">If we zoom in and plot just the changes of how many money the goverment will safe on health care cost due implementing the tax, we see that in more cases they will safe money.</text:p>
      <text:p text:style-name="P9">But here is still a very wide distribution due uncertainty.</text:p>
      <text:p text:style-name="P1"/>
      <text:p text:style-name="P1"/>
      <text:p text:style-name="P4">Cashflow:</text:p>
      <text:p text:style-name="P4">Here we plot the distribution of annual cashflow over <text:span text:style-name="T5">a s</text:span>imulated <text:span text:style-name="T5">10 year </text:span>period for the <text:span text:style-name="T5">option of implementing the tax</text:span>.</text:p>
      <text:p text:style-name="P5">In the first about two years the goverment will not have reductions in health care cost, because of the cost<text:span text:style-name="T5">s</text:span> for implementing the sugar tax. After two years the Goverment will safe money for health care constantly. </text:p>
      <text:p text:style-name="P4"/>
      <text:p text:style-name="P4"/>
      <text:p text:style-name="P6">VoI</text:p>
      <text:p text:style-name="P7">Value of Information Analysis: to see if collecting more information on a certain input variable would provide more certainty about the decision option. The expected value of perfect information (EVPI) show how much money needs to investigate to eliminate uncertainty at input variables. If we assume that<text:span text:style-name="T1"> 1 to 10 percent </text:span>(what we have seen in the input table)<text:span text:style-name="T1"> of the desease cases per year are due to sugar consumption, </text:span>200 million euro <text:span text:style-name="T2">are needed to get certain information about that.</text:span></text:p>
      <text:p text:style-name="P7"/>
      <text:p text:style-name="P7"><text:span text:style-name="T8">WHAT CAN I TELL ABOUT THE OTHER VARIABLES? </text:span><text:span text:style-name="T6"><text:s/></text:span></text:p>
      <text:p text:style-name="P7"/>
      <text:p text:style-name="P7"/>
      <text:p text:style-name="P7"><text:span text:style-name="T6">Protection to latent structures analysis:</text:span><text:span text:style-name="T2"> </text:span></text:p>
      <text:p text:style-name="P7"><text:span text:style-name="T7">In the graph on the bottom left we</text:span> determine the Variable Importance in the Projection (VIP) <text:span text:style-name="T7">for the variables </text:span></text:p>
      <text:p text:style-name="P10">The bar at 1 represents the treshhold between important and unimportant variables <text:span text:style-name="T8">for the model output. </text:span></text:p>
      <text:p text:style-name="P11">And here we also see the importance of the proportion of desease cases per year due <text:span text:style-name="T9">to </text:span>sugar.</text:p>
      <text:p text:style-name="P11">But also the importance of the tax implementing costs and die amount of reduced cancer cases.</text:p>
      <text:p text:style-name="P11"/>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3:13:47.032187975</meta:creation-date>
    <dc:date>2023-07-13T22:39:34.278347402</dc:date>
    <meta:editing-duration>PT44M46S</meta:editing-duration>
    <meta:editing-cycles>8</meta:editing-cycles>
    <meta:generator>LibreOffice/7.3.7.2$Linux_X86_64 LibreOffice_project/30$Build-2</meta:generator>
    <meta:document-statistic meta:table-count="0" meta:image-count="0" meta:object-count="0" meta:page-count="1" meta:paragraph-count="17" meta:word-count="335" meta:character-count="1944" meta:non-whitespace-character-count="1618"/>
  </office:meta>
</office:document-meta>
</file>